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ext_20_body">
      <style:text-properties style:font-name-complex="Arial"/>
    </style:style>
    <style:style style:name="P11" style:family="paragraph" style:parent-style-name="Text_20_body">
      <style:paragraph-properties fo:margin-top="0.199cm" fo:margin-bottom="0.199cm"/>
    </style:style>
    <style:style style:name="P12" style:family="paragraph" style:parent-style-name="Text_20_body">
      <style:paragraph-properties fo:margin-left="0cm" fo:margin-right="0cm" fo:text-indent="1.199cm" style:auto-text-indent="false"/>
    </style:style>
    <style:style style:name="P13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4" style:family="paragraph" style:parent-style-name="Heading_20_1">
      <style:text-properties fo:language="pt" fo:country="BR"/>
    </style:style>
    <style:style style:name="P15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7">Food Delivery Web</text:p>
      <text:p text:style-name="P3">Especificação de Caso de Uso</text:p>
      <text:p text:style-name="P5"/>
      <text:p text:style-name="P4">Histórico de Revisões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string">
            <text:p text:style-name="P2">16/10/09</text:p>
          </table:table-cell>
          <table:table-cell table:style-name="Tabela1.A2" office:value-type="string">
            <text:p text:style-name="P2">1</text:p>
          </table:table-cell>
          <table:table-cell table:style-name="Tabela1.A2" office:value-type="string">
            <text:p text:style-name="P2">Criação do Documento</text:p>
          </table:table-cell>
          <table:table-cell table:style-name="Tabela1.D2" office:value-type="string">
            <text:p text:style-name="P6"><text:s text:c="2"/>Renato Correa</text:p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</table:table>
      <text:p text:style-name="Text_20_body"/>
      <text:p text:style-name="P15">Registrar Avaliação do Estabelecimento</text:p>
      <text:h text:style-name="P14" text:outline-level="1">Breve Descrição</text:h>
      <text:p text:style-name="Text_20_body">Assim que o cliente concretizar seu pedido, será disponibilizada uma avaliação, numa escala de 1 a 5, do serviço prestado.</text:p>
      <text:h text:style-name="P14" text:outline-level="1">Referências </text:h>
      <text:p text:style-name="Text_20_body">Não há.</text:p>
      <text:h text:style-name="P14" text:outline-level="1">Atores</text:h>
      <text:p text:style-name="Text_20_body">Cliente.</text:p>
      <text:h text:style-name="P14" text:outline-level="1">Pré-condições</text:h>
      <text:p text:style-name="P12">1. O ator deve realizar login no sistema.</text:p>
      <text:p text:style-name="P12">2. O cliente deve ter concluído seu pedido.</text:p>
      <text:h text:style-name="P14" text:outline-level="1">Fluxos de Eventos</text:h>
      <text:h text:style-name="Heading_20_2" text:outline-level="2">Fluxo Básico</text:h>
      <text:p text:style-name="Text_20_body">Este caso de uso começa quando o cliente finaliza seu pedido. É exibido então, em forma de pergunta, qual a opinião do usuário em relação ao serviço como um todo, solicitando uma avaliação através de pontuação (1 a 5), sendo que, quanto maior for a pontuação, melhor o desempenho do serviço.</text:p>
      <text:p text:style-name="P11">1. O sistema exibe um formulário questionando a qualidade do serviço através da pergunta: “No geral, o que você achou do nosso serviço? Classifique-o de 1 a 5, lembrando que, quanto maior for a nota, maior é o seu grau de satisfação com nosso serviço.”</text:p>
      <text:p text:style-name="P13">2. O ator seleciona a opção correspondente à sua opinião.</text:p>
      <text:p text:style-name="P13">3. O ator seleciona a opção “salvar”.</text:p>
      <text:p text:style-name="P13">4. O sistema armazena as informações referentes a avaliação do restaurante.</text:p>
      <text:p text:style-name="P13">5. O sistema finaliza o pedido do cliente.</text:p>
      <text:p text:style-name="P13"><text:soft-page-break/>6. O caso de uso é encerrado.</text:p>
      <text:h text:style-name="Heading_20_2" text:outline-level="2">Fluxos Alternativos</text:h>
      <text:p text:style-name="P10">Não há.</text:p>
      <text:h text:style-name="P14" text:outline-level="1">Pontos de Extensão</text:h>
      <text:p text:style-name="Text_20_body">Não há.</text:p>
      <text:h text:style-name="P14" text:outline-level="1">Casos de Uso Incluídos</text:h>
      <text:p text:style-name="Text_20_body">Não há.</text:p>
      <text:h text:style-name="P14" text:outline-level="1">Pós-Condições</text:h>
      <text:p text:style-name="Text_20_body">Não há.</text:p>
      <text:h text:style-name="P14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5 - Registrar avaliação de restaurante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5 - Registrar avaliação de restaurante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0T08:33:05.17</dc:date>
    <meta:editing-cycles>37</meta:editing-cycles>
    <meta:editing-duration>PT01H00M46S</meta:editing-duration>
    <meta:generator>OpenOffice.org/3.1$Win32 OpenOffice.org_project/310m11$Build-9399</meta:generator>
    <meta:document-statistic meta:table-count="1" meta:image-count="0" meta:object-count="0" meta:page-count="2" meta:paragraph-count="42" meta:word-count="265" meta:character-count="1500"/>
    <dc:creator>Pedro </dc:creator>
    <meta:user-defined meta:name="ReqProMenus" meta:value-type="boolean">false</meta:user-defined>
  </office:meta>
</office:document-meta>
</file>